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Preformatted_20_Text">
      <style:text-properties fo:font-size="6pt" style:font-size-asian="6pt" style:font-size-complex="6pt"/>
    </style:style>
    <style:style style:name="P3" style:family="paragraph" style:parent-style-name="Standard">
      <style:text-properties fo:font-size="6pt" officeooo:paragraph-rsid="001e4e71" style:font-size-asian="6pt" style:font-size-complex="6pt"/>
    </style:style>
    <style:style style:name="T1" style:family="text">
      <style:text-properties officeooo:rsid="001d37ed"/>
    </style:style>
    <style:style style:name="T2" style:family="text">
      <style:text-properties fo:font-variant="normal" fo:text-transform="none" style:font-name="Liberation Serif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officeooo:rsid="001e4e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linux</text:p>
      <text:p text:style-name="P1"/>
      <text:p text:style-name="P1">//<text:span text:style-name="T1">time zone</text:span></text:p>
      <text:p text:style-name="P2"><text:span text:style-name="Source_20_Text"><text:span text:style-name="T2">timedatectl set-timezone America/Sao_Paulo</text:span></text:span></text:p>
      <text:p text:style-name="P1"/>
      <text:p text:style-name="P1">//update linux</text:p>
      <text:p text:style-name="P1">apt-get update &amp;&amp; apt-get upgrade &amp;&amp; apt-get dist-upgrade &amp;&amp; apt-get autoremove &amp;&amp; apt-get autoclean &amp;&amp; apt-get clean</text:p>
      <text:p text:style-name="P1"/>
      <text:p text:style-name="P1">//backup rsync</text:p>
      <text:p text:style-name="P1">rsync -hv origem / destino</text:p>
      <text:p text:style-name="P1">rsync -hv /home/marcio /home/sua maquina/backup/ &gt;&gt;copia toda pasta para o destino</text:p>
      <text:p text:style-name="P1">rsync -hv /home/marcio/ /home/sua maquina/backup/ &gt;&gt;colocando o / copia somente o que esta dentro da pasta para o destino</text:p>
      <text:p text:style-name="P1">rsync -hva &gt;&gt;comando mais completo mantendo hora, recursividade etc..</text:p>
      <text:p text:style-name="P1">rsync -hva --delete &gt;&gt;removendo no destino tb </text:p>
      <text:p text:style-name="P1">rsync -hva --exclude="*.jpeg"</text:p>
      <text:p text:style-name="P1">rsync -hva include="*.txt" --exclude="*.jpeg" &gt;&gt;ordem e o include primeiro</text:p>
      <text:p text:style-name="P1">rsync -hvau &gt;&gt;u atualiza a origem pelo destino</text:p>
      <text:p text:style-name="P1"/>
      <text:p text:style-name="P1">remoto</text:p>
      <text:p text:style-name="P1">rsync -ahvP Documentos/ marcio@<text:span text:style-name="T3">192.168.1.9</text:span>:~marcio/backup_02/ </text:p>
      <text:p text:style-name="P3">rsync -uahvP Documentos/ marcio@<text:span text:style-name="T3">192.168.1.9</text:span>:~marcio/backup_02/ &gt;&gt; -u update do backup</text:p>
      <text:p text:style-name="P1">rsync -ahvP --delete Documentos/ Imagens marcio@10.0.0.105:~marcio/backup_02/ &gt;&gt; --delete deleta no servidor o que foi deletado na origem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2:43:08.608314250</meta:creation-date>
    <dc:date>2022-09-18T14:57:22.161356858</dc:date>
    <meta:editing-duration>PT6M32S</meta:editing-duration>
    <meta:editing-cycles>4</meta:editing-cycles>
    <meta:generator>LibreOffice/7.4.0.3$Linux_X86_64 LibreOffice_project/f85e47c08ddd19c015c0114a68350214f7066f5a</meta:generator>
    <meta:document-statistic meta:table-count="0" meta:image-count="0" meta:object-count="0" meta:page-count="1" meta:paragraph-count="18" meta:word-count="135" meta:character-count="995" meta:non-whitespace-character-count="881"/>
  </office:meta>
</office:document-meta>
</file>